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ELDA</text:p>
          </table:table-cell>
          <table:table-cell office:value-type="string" calcext:value-type="string">
            <text:p>INSTRUCCION</text:p>
          </table:table-cell>
          <table:table-cell office:value-type="string" calcext:value-type="string">
            <text:p>AUXILIAR</text:p>
          </table:table-cell>
          <table:table-cell/>
          <table:table-cell office:value-type="string" calcext:value-type="string">
            <text:p>APOYO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inicializo la 400 en 0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nicializo la 100 en 0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9328" calcext:value-type="float">
            <text:p>9328</text:p>
          </table:table-cell>
          <table:table-cell office:value-type="string" calcext:value-type="string">
            <text:p>fin de lista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umo aux carga</text:p>
          </table:table-cell>
          <table:table-cell/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Sumo 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AA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0A</text:p>
          </table:table-cell>
          <table:table-cell table:style-name="ce3" office:value-type="float" office:value="8319" calcext:value-type="float">
            <text:p>8319</text:p>
          </table:table-cell>
          <table:table-cell office:value-type="string" calcext:value-type="string">
            <text:p>sumar astrazenec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30B</text:p>
          </table:table-cell>
          <table:table-cell table:style-name="ce4" office:value-type="float" office:value="7320" calcext:value-type="float">
            <text:p>7320</text:p>
          </table:table-cell>
          <table:table-cell office:value-type="string" calcext:value-type="string">
            <text:p>siguiente n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ntinua si es sputn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D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umo aux car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E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almaceno cuando tenga id en el acumula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F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umo aux carga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c=id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AAA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le sumo 1 para avanzar el vector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guardo la nueva direccion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go 0</text:p>
          </table:table-cell>
          <table:table-cell table:number-columns-repeated="3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7320" calcext:value-type="float">
            <text:p>7320</text:p>
          </table:table-cell>
          <table:table-cell office:value-type="string" calcext:value-type="string">
            <text:p>bifurco al siguiente nodo</text:p>
          </table:table-cell>
          <table:table-cell table:number-columns-repeated="3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A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le sumo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B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umo aux car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C</text:p>
          </table:table-cell>
          <table:table-cell office:value-type="string" calcext:value-type="string">
            <text:p>231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c= cantidad astrazene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le sumo lo que tenga la 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F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lo almaceno en la 400</text:p>
          </table:table-cell>
          <table:table-cell table:number-columns-repeated="3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le sumo 3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sumo aux carga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"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c= siguiente nodo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7304" calcext:value-type="float">
            <text:p>7304</text:p>
          </table:table-cell>
          <table:table-cell office:value-type="string" calcext:value-type="string">
            <text:p>bifurco incondicionalmente </text:p>
          </table:table-cell>
          <table:table-cell table:number-columns-repeated="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FFFF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0:05:30.3534896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7:54:56.405612612</meta:creation-date>
    <meta:generator>LibreOffice/6.4.6.2$Linux_X86_64 LibreOffice_project/40$Build-2</meta:generator>
    <dc:date>2021-06-15T20:31:57.883661688</dc:date>
    <meta:editing-duration>PT10M32S</meta:editing-duration>
    <meta:editing-cycles>3</meta:editing-cycles>
    <meta:document-statistic meta:table-count="1" meta:cell-count="125" meta:object-count="0"/>
  </office:meta>
</office:document-meta>
</file>